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087971" officeooo:paragraph-rsid="000879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5VVU-5I5I-FCLR-8Q2Q</text:p>
      <text:p text:style-name="Preformatted_20_Text">FEUZ-FQT4-JAZO-Y5TJ</text:p>
      <text:p text:style-name="Preformatted_20_Text">S47A-OJCX-9L1Z-LWG6</text:p>
      <text:p text:style-name="Preformatted_20_Text">YUJH-TZ9G-GVHE-MNIG</text:p>
      <text:p text:style-name="Preformatted_20_Text">TJFG-VPOG-VOW2-CJWE</text:p>
      <text:p text:style-name="Preformatted_20_Text">F9GB-O3Y1-J3NM-WVCC</text:p>
      <text:p text:style-name="Preformatted_20_Text">F9XW-VNK4-XZNI-B0VH</text:p>
      <text:p text:style-name="Preformatted_20_Text">PWIB-23C1-4AAN-PDZU</text:p>
      <text:p text:style-name="Preformatted_20_Text">D7YA-H65C-WJM6-B7OM</text:p>
      <text:p text:style-name="P1">8MDL-U5FR-3TXG-RBU5</text:p>
      <text:p text:style-name="P2">code de secours pour ovh en cas de perte du portab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5:26:36.839000000</meta:creation-date>
    <dc:date>2021-05-05T15:28:01.486000000</dc:date>
    <meta:editing-duration>PT1M26S</meta:editing-duration>
    <meta:editing-cycles>1</meta:editing-cycles>
    <meta:document-statistic meta:table-count="0" meta:image-count="0" meta:object-count="0" meta:page-count="1" meta:paragraph-count="11" meta:word-count="21" meta:character-count="242" meta:non-whitespace-character-count="232"/>
    <meta:generator>LibreOffice/7.0.5.2$Windows_X86_64 LibreOffice_project/64390860c6cd0aca4beafafcfd84613dd9dfb63a</meta:generator>
  </office:meta>
</office:document-meta>
</file>